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97cm" fo:min-width="0.847cm" fo:wrap-option="wrap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/>
    </style:style>
    <style:style style:name="gr3" style:family="graphic" style:parent-style-name="objectwithoutfill">
      <style:graphic-properties draw:marker-end="Arrowheads_20_3" draw:marker-end-width="0.3cm" draw:fill="none"/>
    </style:style>
    <style:style style:name="gr4" style:family="graphic" style:parent-style-name="objectwithoutfill">
      <style:graphic-properties draw:marker-end="Arrowheads_20_4" draw:marker-end-width="0.3cm" draw:fill="none"/>
    </style:style>
    <style:style style:name="gr5" style:family="graphic" style:parent-style-name="objectwithoutfill">
      <style:graphic-properties draw:marker-end="Arrowheads_20_5" draw:marker-end-width="0.3cm" draw:fill="none"/>
    </style:style>
    <style:style style:name="gr6" style:family="graphic" style:parent-style-name="objectwithoutfill">
      <style:graphic-properties draw:marker-end="Arrowheads_20_6" draw:marker-end-width="0.3cm" draw:fill="none"/>
    </style:style>
    <style:style style:name="gr7" style:family="graphic" style:parent-style-name="objectwithoutfill">
      <style:graphic-properties draw:marker-end="Arrowheads_20_7" draw:marker-end-width="0.3cm" draw:fill="none"/>
    </style:style>
    <style:style style:name="gr8" style:family="graphic" style:parent-style-name="objectwithoutfill">
      <style:graphic-properties draw:marker-end="Arrowheads_20_8" draw:marker-end-width="0.3cm" draw:fill="none"/>
    </style:style>
    <style:style style:name="gr9" style:family="graphic" style:parent-style-name="objectwithoutfill">
      <style:graphic-properties draw:marker-end="Arrowheads_20_9" draw:marker-end-width="0.3cm" draw:fill="none"/>
    </style:style>
    <style:style style:name="gr10" style:family="graphic" style:parent-style-name="objectwithoutfill">
      <style:graphic-properties draw:marker-end="Arrowheads_20_11" draw:marker-end-width="0.3cm" draw:fill="non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7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8% 58%" fo:font-size="15pt" style:font-size-asian="15pt" style:font-size-complex="15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905cm" svg:height="1.905cm" svg:x="9.525cm" svg:y="11.43cm">
          <text:p text:style-name="P1"><text:span text:style-name="T1">a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905cm" svg:height="1.905cm" svg:x="13.335cm" svg:y="11.43cm">
          <text:p text:style-name="P1"><text:span text:style-name="T1">a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905cm" svg:height="1.905cm" svg:x="9.525cm" svg:y="8.255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78cm" svg:y1="11.43cm" svg:x2="10.478cm" svg:y2="10.16cm" draw:start-shape="id1" draw:start-glue-point="4" draw:end-shape="id2" draw:end-glue-point="8" svg:d="M10478 11430v-1270" svg:viewBox="0 0 1 1271">
          <text:p/>
        </draw:connector>
        <draw:connector draw:style-name="gr3" draw:text-style-name="P3" draw:layer="layout" draw:type="line" svg:x1="14.288cm" svg:y1="11.43cm" svg:x2="10.478cm" svg:y2="10.16cm" draw:start-shape="id3" draw:start-glue-point="4" draw:end-shape="id2" draw:end-glue-point="8" svg:d="M14288 11430l-3810-1270" svg:viewBox="0 0 3811 1271">
          <text:p/>
        </draw:connector>
        <draw:custom-shape draw:style-name="gr1" draw:text-style-name="P1" xml:id="id4" draw:id="id4" draw:layer="layout" svg:width="1.905cm" svg:height="1.905cm" svg:x="13.335cm" svg:y="6.35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4.288cm" svg:y1="11.43cm" svg:x2="14.288cm" svg:y2="8.255cm" draw:start-shape="id3" draw:start-glue-point="4" draw:end-shape="id4" draw:end-glue-point="8" svg:d="M14288 11430v-3175" svg:viewBox="0 0 1 3176">
          <text:p/>
        </draw:connector>
        <draw:connector draw:style-name="gr5" draw:text-style-name="P3" draw:layer="layout" draw:type="line" svg:x1="10.478cm" svg:y1="8.255cm" svg:x2="14.288cm" svg:y2="8.255cm" draw:start-shape="id2" draw:start-glue-point="4" draw:end-shape="id4" draw:end-glue-point="8" svg:d="M10478 8255h3810" svg:viewBox="0 0 3811 1">
          <text:p/>
        </draw:connector>
        <draw:custom-shape draw:style-name="gr1" draw:text-style-name="P1" xml:id="id5" draw:id="id5" draw:layer="layout" svg:width="1.905cm" svg:height="1.905cm" svg:x="9.525cm" svg:y="3.175cm">
          <text:p text:style-name="P1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905cm" svg:height="1.905cm" svg:x="13.335cm" svg:y="1.27cm">
          <text:p text:style-name="P2"><text:span text:style-name="T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0.478cm" svg:y1="8.255cm" svg:x2="10.478cm" svg:y2="5.08cm" draw:start-shape="id2" draw:start-glue-point="4" draw:end-shape="id5" draw:end-glue-point="8" svg:d="M10478 8255v-3175" svg:viewBox="0 0 1 3176">
          <text:p/>
        </draw:connector>
        <draw:connector draw:style-name="gr7" draw:text-style-name="P3" draw:layer="layout" draw:type="line" svg:x1="14.288cm" svg:y1="6.35cm" svg:x2="10.478cm" svg:y2="5.08cm" draw:start-shape="id4" draw:start-glue-point="4" draw:end-shape="id5" draw:end-glue-point="8" svg:d="M14288 6350l-3810-1270" svg:viewBox="0 0 3811 1271">
          <text:p/>
        </draw:connector>
        <draw:connector draw:style-name="gr8" draw:text-style-name="P3" draw:layer="layout" draw:type="line" svg:x1="10.478cm" svg:y1="3.175cm" svg:x2="14.288cm" svg:y2="3.175cm" draw:start-shape="id5" draw:start-glue-point="4" draw:end-shape="id6" draw:end-glue-point="8" svg:d="M10478 3175h3810" svg:viewBox="0 0 3811 1">
          <text:p/>
        </draw:connector>
        <draw:connector draw:style-name="gr9" draw:text-style-name="P3" draw:layer="layout" draw:type="line" svg:x1="14.288cm" svg:y1="6.35cm" svg:x2="14.288cm" svg:y2="3.175cm" draw:start-shape="id4" draw:start-glue-point="4" draw:end-shape="id6" draw:end-glue-point="8" svg:d="M14288 6350v-3175" svg:viewBox="0 0 1 3176">
          <text:p/>
        </draw:connector>
        <draw:connector draw:style-name="gr10" draw:text-style-name="P3" draw:layer="layout" draw:type="line" svg:x1="14.288cm" svg:y1="1.27cm" svg:x2="14.272cm" svg:y2="0.203cm" draw:start-shape="id6" draw:start-glue-point="4" svg:d="M14288 1270l-16-1067" svg:viewBox="0 0 17 1068">
          <text:p/>
        </draw:connector>
        <draw:frame draw:style-name="gr11" draw:text-style-name="P5" draw:layer="layout" svg:width="1.738cm" svg:height="0.725cm" svg:x="9.057cm" svg:y="7.53cm">
          <draw:text-box>
            <text:p text:style-name="P4"><text:span text:style-name="T4">im[0]</text:span></text:p>
          </draw:text-box>
        </draw:frame>
        <draw:frame draw:style-name="gr12" draw:text-style-name="P6" draw:layer="layout" svg:width="1.421cm" svg:height="0.725cm" svg:x="14.288cm" svg:y="5.625cm">
          <draw:text-box>
            <text:p><text:span text:style-name="T4">im[1]</text:span></text:p>
          </draw:text-box>
        </draw:frame>
        <draw:frame draw:style-name="gr12" draw:text-style-name="P6" draw:layer="layout" svg:width="1.421cm" svg:height="0.725cm" svg:x="14.288cm" svg:y="0.545cm">
          <draw:text-box>
            <text:p><text:span text:style-name="T4">im[3]</text:span></text:p>
          </draw:text-box>
        </draw:frame>
        <draw:frame draw:style-name="gr12" draw:text-style-name="P6" draw:layer="layout" svg:width="1.421cm" svg:height="0.725cm" svg:x="10.795cm" svg:y="2.45cm">
          <draw:text-box>
            <text:p><text:span text:style-name="T4">im[2]</text:span></text:p>
          </draw:text-box>
        </draw:frame>
        <draw:frame draw:style-name="gr13" draw:text-style-name="P6" draw:layer="layout" svg:width="2.098cm" svg:height="0.839cm" svg:x="7.427cm" svg:y="8.686cm">
          <draw:text-box>
            <text:p><text:span text:style-name="T1">Gate 0</text:span></text:p>
          </draw:text-box>
        </draw:frame>
        <draw:frame draw:style-name="gr13" draw:text-style-name="P6" draw:layer="layout" svg:width="2.098cm" svg:height="0.839cm" svg:x="15.24cm" svg:y="6.781cm">
          <draw:text-box>
            <text:p><text:span text:style-name="T1">Gate 1</text:span></text:p>
          </draw:text-box>
        </draw:frame>
        <draw:frame draw:style-name="gr13" draw:text-style-name="P6" draw:layer="layout" svg:width="2.098cm" svg:height="0.839cm" svg:x="7.427cm" svg:y="3.606cm">
          <draw:text-box>
            <text:p><text:span text:style-name="T1">Gate 2</text:span></text:p>
          </draw:text-box>
        </draw:frame>
        <draw:frame draw:style-name="gr13" draw:text-style-name="P6" draw:layer="layout" svg:width="2.098cm" svg:height="0.839cm" svg:x="15.24cm" svg:y="1.701cm">
          <draw:text-box>
            <text:p><text:span text:style-name="T1">Gate 3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draw:auto-grow-height="true" fo:padding-top="0.125cm" fo:padding-bottom="0.125cm" fo:padding-left="0.25cm" fo:padding-right="0.25cm" fo:wrap-option="no-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6T15:30:43.263018093</meta:creation-date>
    <dc:title>Personal</dc:title>
    <meta:editing-duration>PT13M18S</meta:editing-duration>
    <meta:editing-cycles>4</meta:editing-cycles>
    <meta:generator>LibreOffice/7.3.7.2$Linux_X86_64 LibreOffice_project/30$Build-2</meta:generator>
    <dc:date>2023-03-16T15:59:45.337178706</dc:date>
    <meta:document-statistic meta:object-count="46"/>
  </office:meta>
</office:document-meta>
</file>